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ookman Old Style" svg:font-family="'Bookman Old Style'"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2ed8" officeooo:paragraph-rsid="00072ed8"/>
    </style:style>
    <style:style style:name="P2" style:family="paragraph" style:parent-style-name="Standard">
      <style:text-properties officeooo:rsid="0008356c" officeooo:paragraph-rsid="0008356c"/>
    </style:style>
    <style:style style:name="P3" style:family="paragraph" style:parent-style-name="Standard">
      <style:text-properties officeooo:rsid="00085fb9" officeooo:paragraph-rsid="00085fb9"/>
    </style:style>
    <style:style style:name="T1" style:family="text">
      <style:text-properties officeooo:rsid="0008356c"/>
    </style:style>
    <style:style style:name="T2" style:family="text">
      <style:text-properties officeooo:rsid="00085fb9"/>
    </style:style>
    <style:style style:name="T3" style:family="text">
      <style:text-properties officeooo:rsid="000a48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 manera tentativa, se podría poner la siguiente nota metodológica, y, el lugar de los NSE poner zonas A, B, C, D y E, para conversarlo.</text:p>
      <text:p text:style-name="P1">Las categorías se construyeron a <text:s/>partir de la ubicación geográfica de los hogares encuestados. Estratificando según porcentaje de hogares con NBI en el último censo nacional. Las cinco zonas que resultan se identifican como A, B, C, D y E y corresponden a conjuntos de barrios en los que los hogares comparten valores de ese indicador. Se trata de una aproximación al nivel socio económico de los hogares, pero eso no obsta para hallar hogares de ingresos medios o altos en los barrios que muestran altos niveles de NBI.</text:p>
      <text:p text:style-name="P1"/>
      <text:p text:style-name="P3">Tr<text:span text:style-name="T3">e</text:span>s observaciones (habrá más...)</text:p>
      <text:p text:style-name="P1">- La declaración de personas que tuvieron covid me parece muy alta (tabla 72). Para la ciudad, la prevalencia reportada es de menos de 8%, <text:span text:style-name="T1">contando los 109877 que indica la Municipalidad para el 6/5.</text:span></text:p>
      <text:p text:style-name="P1">- En las tablas de responsabilidad (70 y 71) hay poca respuesta, porque solo hubo 108 <text:span text:style-name="T2">q</text:span>ue dijeron haber tenido problemas de atención (tabla 69).</text:p>
      <text:p text:style-name="P2">- La tabla 86 muestra una gran disparidad en la cantidad de respuestas por parte de hogares con integrantes en establecimientos educativos públicos y privados, hay que tenerlo en cuenta al observar la anterior, que totaliza sobre respuestas válid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ookman Old Style" svg:font-family="'Bookman Old Style'"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Bookman Old Style" fo:font-size="11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ookman Old Style" fo:font-size="11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ookman Old Style" fo:font-family="'Bookman Old Style'" style:font-family-generic="roman" fo:font-size="13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Bookman Old Style" fo:font-family="'Bookman Old Style'"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ookman Old Style" fo:font-family="'Bookman Old Style'" style:font-family-generic="roman"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2T18:11:01.464000000</meta:creation-date>
    <dc:date>2021-05-18T18:48:13.087000000</dc:date>
    <meta:editing-duration>P1DT13H54M32S</meta:editing-duration>
    <meta:editing-cycles>3</meta:editing-cycles>
    <meta:generator>LibreOffice/7.0.5.2$Windows_X86_64 LibreOffice_project/64390860c6cd0aca4beafafcfd84613dd9dfb63a</meta:generator>
    <meta:document-statistic meta:table-count="0" meta:image-count="0" meta:object-count="0" meta:page-count="1" meta:paragraph-count="6" meta:word-count="218" meta:character-count="1283" meta:non-whitespace-character-count="1070"/>
  </office:meta>
</office:document-meta>
</file>